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foCustomizer.includeInstance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foCustomizer.ProcessInfoCustomizer( Item ... it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foCustomizer.ProcessInfoCustomizer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InfoCustomizer.include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foCustomizer.includeProces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foCustomize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